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 Sc065954f-A6deb09b6</text:p>
      <text:p text:style-name="Standard">Bias score: 12.233754900599997</text:p>
      <text:p text:style-name="Standard"/>
      <text:p text:style-name="Standard">Quotes used in my debate are all included here. (I know this is not exactly allowed and it's really messy and confusing but 10,000 characters (approx. 1500 words) really isn’t enough for 10 rebuttals.) Rebuttal of ‘Reason 1’: ‘a’ (this is where Quote a. from the picture should go) Pro is presupposing that teachers will become complacent if they know they are unlikely to lose their jobs. However, 1. Pro does not give any proof that supports this. 2. A study suggests that academic performance does not slack off after tenure. [1] (Downloadable on the website). It measures the productivity (total number of papers) and impact (citations of papers) of the economics and finance faculty from top twenty-five schools and it finds that they are consistent before and after tenure. 3. There are other incentives for teachers to work. [1] points out that other incentives including pay rise, reduced teaching load and more research funds. Pressure from colleagues and academic discipline are also incentives for teachers to work. Therefore, I can conclude that ‘reason 1’ is invalid. (Although [1] is focused on professors, some incentives I have listed in 3. are also shared by K-12 teachers.) Rebuttal of ‘Reason 2 and 6’ ‘b’‘c’ What Pro says is misleading. Tenure may make it difficult to remove under-performing teachers but it makes it EQUALLY DIFFICULT to remove good teachers. But isn’t this the whole point of tenure </text:p>
      <text:p text:style-name="Standard">- to protect teachers from being fired without a just cause, so to protect academic freedom and increase the quality of education? Also, how many under-performing teachers are there anyway? Teachers perform poorly either because they don’t have the ability to perform well, or they are able to but they are simply complacent and therefore not willing to make an effort. The latter I have already proven to be unlikely in my ‘Rebuttal of ‘Reason 1’. The former, as I will explain now, is unlikely too. If a teacher were inept, he wouldn’t have been employed and wouldn’t have been granted tenure in the first place. This isn’t really a disadvantage because under-performing teachers are rare while many more teachers and students can be benefitted. ‘d’ Exactly. There are laws our there designed to remove tenured teachers. It is the administrators’ fault that for some reason they do not use these laws to dismiss teachers, not tenure’s fault. I do agree that tenure makes it difficult to fire under-performing teachers. However, these teachers are rare and it is equally difficult to fire good teachers. If school administrators can utilise tenure well then both under-performing teachers can be fired and good teachers can be protected. Rebuttal of ‘Reason 3’ A large number of people being against tenure cannot explain whether tenure is inherently good or bad. Rebuttal of ‘Reason 4’ ‘e’ This is a short-sighted and superficial statement to make and Pro fails to realise the indirect effect tenure has on students. Tenure gives teachers academic freedom to teach controversial subjects. Students are being taught these and it is already evident how students are affected and benefited. Students develop critical thinking skills and gain knowledge to a wide range of topics. Other benefits of students are mentioned in previous round. The statement that teacher tenure does nothing to promote </text:p>
      <text:p text:style-name="Standard">the education of children is simply not true. Rebuttal of ‘Reason 5’ ‘f’ This merely shows that the system used to grant tenures to K-12 teachers is not strict enough. At best, it only shows that some sort of reform may be needed to change the way tenure is granted at K-12 level, but tenure itself is fine. Also, this argument only focuses on K-12 teachers, and I will remind voters professors are also included in this debate. Rebuttal of ‘Reason 7’ ‘g’ I have already explained in my 2nd contention that tenure can attract people to become teachers. So now the question is whether tenure is NEEDED to do so? The answer is yes, because less people can apply for teacher college and an estimated of 440,000 extra teachers are needed to replace baby boomers. This I have also explained in my 2nd contention. Further evidence that supports this is a webpage on the California Teacher Association website, titled ‘Impending Teacher Shortage Crisis’ [3]. Pro has given the example of a school in Sacramento (Capital of California) to show that there isn’t a teacher shortage. However, it is only the example of a single school and it does not show the general pattern while the statewide </text:p>
      <text:p text:style-name="Standard">statistics do. Also, Pro overlooks other factors that could attract an unusually high number of teachers to apply for jobs at this school – e.g. a high salary. In conclusion, Pro’s point is invalid <text:soft-page-break/>because I have pointed out the problems with the example she uses. I have also provided a more representative data that disproves her point. Furthermore, I have explained in my 2nd contention about how tenure can and needs to attract people to become teachers. Rebuttal for ‘Reason 8’ ‘h’ 1. The fact that there are multiple methods to protect teacher from dismissal does not mean that teacher tenure is unnecessary. If, according to Pro’s logic, only one way of protecting teacher from dismissal is needed, then </text:p>
      <text:p text:style-name="Standard">shouldn’t ‘collective bargaining, state law and federal law’ be unnecessary too because ‘job protections granted through court rulings’ can offer this protection already? Wouldn’t she be contradicting herself by listing 4 alternatives when she is saying that only one is needed? 2. If that was not what she meant, if she is also acknowledging that different methods can co-exist, then why choose teacher tenure to be the one to be abolished? Pro says teacher tenure has many disadvantages, but I’ve refuted her arguments about these disadvantages already in my above rebuttals. Also, the other methods she has listed do have some of the disadvantages that teacher tenure has too because they have similar purposes. 3. If you look at the sections related to alternative methods to protect teachers from the document Pro used as evidence in her argument, (p.4, paragraphs 2-3) [4] it says: ‘i’ The document does not see these alternatives as a long-term solution, but only as a temporary measure to protect teachers during the period of tenure law reform in NJ. ‘It does not in any way, describe these alternatives as effective either, saying that all they merely do is ‘not leave teachers at the mercy of cruel and capricious boards of education.’ In the last few sentences, it even stresses on the benefits of tenure. The conclusion is that the evidence Pro uses doesn’t actually support her claim. If anything, it is CONTRADICTORY to her entire position in this debate. Pro does not give any explanation to why tenure in particular should be abolished but not other methods of protecting teachers. The evidence given by her – not only is it unsupportive of her argument – it is even against it. Rebuttal for ‘Rebuttal for "high standard"’ I have explained in my Rebuttal of ‘Reason 4’ how tenure can have indirect effects on children too. Pro shouldn’t just focus on direct effects and it is a shallow thing to do so. Furthermore, Pro has completely dropped my point on academic freedom and tacitly agrees that it does benefit people (‘j’) but she tries to deny the merit of it by claiming it does not benefit students. Therefore, my point still stands. Tenure protects academic freedom, allowing teachers to perform research freely and teach controversial subjects, which benefits students. Rebuttal for ‘Rebuttal for "high standard"’ Pro argues that my 2nd contention is false in her rebuttal. Her reasons for this are: 1. ‘k’ This, I have already explained why it is not true in my ‘Rebuttal of ‘Reason 1’: Pro failed to support ‘reason 1’ with proof; I have provided studies that disprove it; I have explained that there are other incentives for the teacher to work. 2. ‘l’ If you look at [2] and [4] of the previous round you will see Pro’s assertion ‘m’ (incidentally, she uses the wrong ‘then’) is already proven false by sources I have cited in the previous round and she hasn’t given evidence in this round that proves otherwise. ‘n’ [3] of my previous round has already proven this false. I have proven both of these reasons given by Pro as false thus her rebuttal of my point is invalid. Therefore, my point still stands, which I will repeat here once more: Teacher tenure provides a high standard of education to students. Also, I want to point out that Pro’s rebuttal of my 2nd contention is not supported by evidence and merely based on assertion. Why should you vote Con? Pro has explained the disadvantages of tenure but most of which have been refuted. I have explained the advantages of tenure, which Pro has either dropped or attempted to refute but does not succeed as I have proven her rebuttals invalid. This means I have successfully shown that there should be teacher tenure because the advantages outweigh the disadvantages while Pro has not shown why there should not be teacher tenure I have met the criteria for me to win this debate but Pro hasn’t. Also BoP should be on Pro because she needs to explain why the status quo should be changed but she fails to fulfil this BoP. Other than that Pro has, on many occasions, failed to provide evidence to support her claims and in her rebuttal of my 2nd contention, Pro’s blatantly disregards the sources I have cited in the previous round and she continues to make unfounded assertions, which are already proven false by these sources. Pro’s arguments heavily rely on ‘appeal to emotion’ and ‘circular reasoning’. [1]http://papers.ssrn.com...; [2] Deleted [3] https://www.cta.org... [4] http://www.njsb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31T11:34:57.17</meta:creation-date>
    <meta:document-statistic meta:table-count="0" meta:image-count="0" meta:object-count="0" meta:page-count="2" meta:paragraph-count="7" meta:word-count="1634" meta:character-count="9752"/>
    <dc:date>2020-08-31T11:37:11.01</dc:date>
    <meta:editing-duration>PT2M13S</meta:editing-duration>
    <meta:editing-cycles>1</meta:editing-cycles>
    <meta:generator>OpenOffice/4.1.7$Win32 OpenOffice.org_project/417m1$Build-9800</meta:generator>
  </office:meta>
</office:document-meta>
</file>